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5"/>
    <style:style style:name="P2" style:family="paragraph" style:parent-style-name="Text_20_body" style:list-style-name="L9">
      <style:text-properties fo:font-weight="bold" style:font-weight-asian="bold" style:font-weight-complex="bold"/>
    </style:style>
    <style:style style:name="P3" style:family="paragraph" style:parent-style-name="Text_20_body" style:list-style-name="L5">
      <style:text-properties fo:font-weight="bold" style:font-weight-asian="bold" style:font-weight-complex="bold"/>
    </style:style>
    <style:style style:name="P4" style:family="paragraph" style:parent-style-name="Text_20_body" style:list-style-name="L10">
      <style:text-properties fo:font-weight="bold" style:font-weight-asian="bold" style:font-weight-complex="bold"/>
    </style:style>
    <style:style style:name="P5" style:family="paragraph" style:parent-style-name="Text_20_body" style:list-style-name="L11">
      <style:text-properties fo:font-weight="bold" style:font-weight-asian="bold" style:font-weight-complex="bold"/>
    </style:style>
    <style:style style:name="P6" style:family="paragraph" style:parent-style-name="Text_20_body" style:list-style-name="L15">
      <style:text-properties fo:font-weight="bold" style:font-weight-asian="bold" style:font-weight-complex="bold"/>
    </style:style>
    <style:style style:name="P7" style:family="paragraph" style:parent-style-name="Text_20_body" style:list-style-name="L10"/>
    <style:style style:name="P8" style:family="paragraph" style:parent-style-name="Text_20_body" style:list-style-name="L11"/>
    <style:style style:name="P9" style:family="paragraph" style:parent-style-name="Text_20_body" style:list-style-name="L15"/>
    <style:style style:name="P10" style:family="paragraph" style:parent-style-name="Text_20_body">
      <style:text-properties style:text-underline-style="none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Text_20_body" style:list-style-name="L15">
      <style:text-properties fo:font-weight="normal" style:font-weight-asian="normal" style:font-weight-complex="normal"/>
    </style:style>
    <style:style style:name="P13" style:family="paragraph" style:parent-style-name="Heading_20_2">
      <style:text-properties style:text-underline-style="solid" style:text-underline-width="auto" style:text-underline-color="font-color"/>
    </style:style>
    <style:style style:name="P14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weight-asian="bold"/>
    </style:style>
    <style:style style:name="T7" style:family="text">
      <style:text-properties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CrypTool Developer Readme</text:h>
      <text:p text:style-name="P11">[July 2012]</text:p>
      <text:p text:style-name="P11"><text:a xlink:type="simple" xlink:href="mailto:marchal@cryptool.de">marchal@cryptool.de</text:a></text:p>
      <text:p text:style-name="Text_20_body"/>
      <text:h text:style-name="P13" text:outline-level="2">Build Requirements</text:h>
      <text:p text:style-name="Text_20_body"/>
      <text:p text:style-name="Text_20_body">The following is required to build CrypTool:</text:p>
      <text:list xml:id="list1033988358" text:style-name="L9">
        <text:list-item>
          <text:p text:style-name="P2">Microsoft Visual Studio (C++)</text:p>
        </text:list-item>
      </text:list>
      <text:list xml:id="list605919175" text:style-name="L5">
        <text:list-item>
          <text:list>
            <text:list-item>
              <text:p text:style-name="P1">we currently support <text:span text:style-name="T2">VS2008</text:span> and <text:span text:style-name="T2">VS2010</text:span></text:p>
            </text:list-item>
            <text:list-item>
              <text:p text:style-name="P1"><text:span text:style-name="T5">the free Visual C++ 2008 Express Edition will </text:span><text:span text:style-name="T4">not</text:span><text:span text:style-name="T5"> work as it lacks MFC support</text:span></text:p>
            </text:list-item>
          </text:list>
        </text:list-item>
        <text:list-item>
          <text:p text:style-name="P3">Perl</text:p>
          <text:list>
            <text:list-item>
              <text:p text:style-name="P1"><text:span text:style-name="T5">any distribution &gt;= Perl 5.00 should work</text:span></text:p>
            </text:list-item>
            <text:list-item>
              <text:p text:style-name="P1"><text:span text:style-name="T5">see </text:span><text:a xlink:type="simple" xlink:href="http://www.activestate.com/activeperl"><text:span text:style-name="T5">http://www.activestate.com/activeperl</text:span></text:a></text:p>
            </text:list-item>
          </text:list>
        </text:list-item>
      </text:list>
      <text:p text:style-name="Text_20_body"><text:span text:style-name="T5"/></text:p>
      <text:p text:style-name="Text_20_body"><text:span text:style-name="T5">The following is recommended, but not required, to build CrypTool:</text:span></text:p>
      <text:list xml:id="list1779301889" text:style-name="L11">
        <text:list-item>
          <text:p text:style-name="P5">Subversion</text:p>
          <text:list>
            <text:list-item>
              <text:p text:style-name="P8"><text:span text:style-name="T5">to conveniently access the latest sources</text:span></text:p>
            </text:list-item>
            <text:list-item>
              <text:p text:style-name="P8"><text:span text:style-name="T5">see </text:span><text:a xlink:type="simple" xlink:href="http://www.sliksvn.com/en/download/"><text:span text:style-name="T5">http://www.sliksvn.com</text:span></text:a></text:p>
            </text:list-item>
          </text:list>
        </text:list-item>
      </text:list>
      <text:list xml:id="list76198842" text:style-name="L10">
        <text:list-item>
          <text:p text:style-name="P4">NSIS Installer</text:p>
          <text:list>
            <text:list-item>
              <text:p text:style-name="P4"><text:span text:style-name="T5">to build a CrypTool setup executable</text:span></text:p>
            </text:list-item>
            <text:list-item>
              <text:p text:style-name="P7"><text:span text:style-name="T5">see </text:span><text:a xlink:type="simple" xlink:href="http://nsis.sourceforge.net/"><text:span text:style-name="T5">http://nsis.sourceforge.net/</text:span></text:a></text:p>
              <text:p text:style-name="P7"><text:span text:style-name="T5"/></text:p>
            </text:list-item>
          </text:list>
        </text:list-item>
      </text:list>
      <text:h text:style-name="Heading_20_2" text:outline-level="2"><text:span text:style-name="T3">Build Instructions</text:span></text:h>
      <text:p text:style-name="P10"><text:span text:style-name="T5"/></text:p>
      <text:list xml:id="list1368506444" text:style-name="L15">
        <text:list-item>
          <text:p text:style-name="P6">Get the latest CrypTool sources</text:p>
          <text:list>
            <text:list-item>
              <text:p text:style-name="P9">svn co <text:a xlink:type="simple" xlink:href="https://www.cryptool.org/svn/CrypTool/trunk">https://www.cryptool.org/svn/CrypTool/trunk</text:a></text:p>
            </text:list-item>
          </text:list>
        </text:list-item>
        <text:list-item>
          <text:p text:style-name="P6">Make Perl available</text:p>
          <text:list>
            <text:list-item>
              <text:p text:style-name="P12">add Perl to the %PATH% variable</text:p>
            </text:list-item>
          </text:list>
        </text:list-item>
        <text:list-item>
          <text:p text:style-name="P9"><text:span text:style-name="T2">Fire up your IDE and open the </text:span>correct<text:span text:style-name="T2"> solution file</text:span></text:p>
          <text:list>
            <text:list-item>
              <text:p text:style-name="P9">for <text:span text:style-name="T2">VS2008</text:span> use: trunk/CrypTool/CrypTool-VS2008.sln</text:p>
            </text:list-item>
            <text:list-item>
              <text:p text:style-name="P9">for <text:span text:style-name="T2">VS2010</text:span> use: trunk/CrypTool/CrypTool-VS2010.sln</text:p>
            </text:list-item>
          </text:list>
        </text:list-item>
        <text:list-item>
          <text:p text:style-name="P6">Build CrypTool</text:p>
          <text:list>
            <text:list-item>
              <text:p text:style-name="P9">choose a configuration (i.e. Debug_en), and start the buil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7-09T13:24:51</meta:creation-date>
    <meta:generator>OpenOffice.org/3.2$Unix OpenOffice.org_project/320m12$Build-9483</meta:generator>
    <dc:date>2012-07-09T14:07:03</dc:date>
    <meta:editing-duration>PT00H42M16S</meta:editing-duration>
    <meta:editing-cycles>4</meta:editing-cycles>
    <meta:document-statistic meta:table-count="0" meta:image-count="0" meta:object-count="0" meta:page-count="1" meta:paragraph-count="28" meta:word-count="148" meta:character-count="967"/>
  </office:meta>
</office:document-meta>
</file>